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0.788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3.785cm"/>
    </style:style>
    <style:style style:name="co14" style:family="table-column">
      <style:table-column-properties fo:break-before="auto" style:column-width="3.757cm"/>
    </style:style>
    <style:style style:name="co15" style:family="table-column">
      <style:table-column-properties fo:break-before="auto" style:column-width="3.648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2.48cm"/>
    </style:style>
    <style:style style:name="co19" style:family="table-column">
      <style:table-column-properties fo:break-before="auto" style:column-width="6.0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6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transparent"/>
    </style:style>
    <style:style style:name="ce38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4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ce31"/>
        <table:table-column table:style-name="co6" table:default-cell-style-name="Default"/>
        <table:table-column table:style-name="co7" table:default-cell-style-name="Default"/>
        <table:table-column table:style-name="co2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default-cell-style-name="ce29"/>
        <table:table-column table:style-name="co11" table:number-columns-repeated="2" table:default-cell-style-name="Default"/>
        <table:table-row table:style-name="ro1">
          <table:table-cell/>
          <table:table-cell table:style-name="ce1"/>
          <table:table-cell table:style-name="ce9" table:number-columns-repeated="4"/>
          <table:table-cell/>
          <table:table-cell table:style-name="Default"/>
          <table:table-cell table:style-name="ce1"/>
          <table:table-cell table:style-name="ce9"/>
          <table:table-cell table:number-columns-repeated="7"/>
        </table:table-row>
        <table:table-row table:style-name="ro2">
          <table:table-cell/>
          <table:table-cell table:style-name="ce1"/>
          <table:table-cell table:style-name="ce10" office:value-type="string" calcext:value-type="string">
            <text:p>KONAMI</text:p>
          </table:table-cell>
          <table:table-cell table:style-name="ce9" table:number-columns-repeated="3"/>
          <table:table-cell/>
          <table:table-cell table:style-name="Default"/>
          <table:table-cell table:style-name="ce38" office:value-type="string" calcext:value-type="string">
            <text:p>M6809</text:p>
          </table:table-cell>
          <table:table-cell table:number-columns-repeated="3"/>
          <table:table-cell table:style-name="ce41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 table:number-columns-repeated="4"/>
          <table:table-cell/>
          <table:table-cell table:style-name="Default"/>
          <table:table-cell table:style-name="ce1"/>
          <table:table-cell table:style-name="ce9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1" office:value-type="string" calcext:value-type="string">
            <text:p>Mnem</text:p>
          </table:table-cell>
          <table:table-cell table:style-name="ce11" office:value-type="string" calcext:value-type="string">
            <text:p>Mode</text:p>
          </table:table-cell>
          <table:table-cell table:style-name="ce11" office:value-type="string" calcext:value-type="string">
            <text:p>~ cycles</text:p>
          </table:table-cell>
          <table:table-cell table:style-name="ce11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11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11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2" office:value-type="string" calcext:value-type="string">
            <text:p>LEAX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2" office:value-type="string" calcext:value-type="string">
            <text:p>LEAY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2" office:value-type="string" calcext:value-type="string">
            <text:p>LEAU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2" office:value-type="string" calcext:value-type="string">
            <text:p>LEAS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2" office:value-type="string" calcext:value-type="string">
            <text:p>PUSH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2" office:value-type="string" calcext:value-type="string">
            <text:p>PUSHU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2" office:value-type="string" calcext:value-type="string">
            <text:p>PULLS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2" office:value-type="string" calcext:value-type="string">
            <text:p>PULLU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3" office:value-type="string" calcext:value-type="string">
            <text:p>LDA</text:p>
          </table:table-cell>
          <table:table-cell table:style-name="ce15" office:value-type="string" calcext:value-type="string">
            <text:p>IMM</text:p>
          </table:table-cell>
          <table:table-cell table:style-name="ce13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2" office:value-type="string" calcext:value-type="string">
            <text:p>LDB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2" office:value-type="string" calcext:value-type="string">
            <text:p>LDA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string" calcext:value-type="string">
            <text:p>4-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2" office:value-type="string" calcext:value-type="string">
            <text:p>LDB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2" office:value-type="string" calcext:value-type="string">
            <text:p>ADDA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2" office:value-type="string" calcext:value-type="string">
            <text:p>ADDB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2" office:value-type="string" calcext:value-type="string">
            <text:p>ADDA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2" office:value-type="string" calcext:value-type="string">
            <text:p>ADDB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2" office:value-type="string" calcext:value-type="string">
            <text:p>ADCA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2" office:value-type="string" calcext:value-type="string">
            <text:p>ADCB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2" office:value-type="string" calcext:value-type="string">
            <text:p>ADCA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2" office:value-type="string" calcext:value-type="string">
            <text:p>ADCB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2" office:value-type="string" calcext:value-type="string">
            <text:p>SUBA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2" office:value-type="string" calcext:value-type="string">
            <text:p>SUBB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2" office:value-type="string" calcext:value-type="string">
            <text:p>SUBA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2" office:value-type="string" calcext:value-type="string">
            <text:p>SUBB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office:value-type="string" calcext:value-type="string">
            <text:p>SBCA</text:p>
          </table:table-cell>
          <table:table-cell table:style-name="ce15" office:value-type="string" calcext:value-type="string">
            <text:p>IMM</text:p>
          </table:table-cell>
          <table:table-cell table:style-name="ce13"/>
          <table:table-cell table:style-name="ce32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2" office:value-type="string" calcext:value-type="string">
            <text:p>SBCB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2" office:value-type="string" calcext:value-type="string">
            <text:p>SBCA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2" office:value-type="string" calcext:value-type="string">
            <text:p>SBCB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2" office:value-type="string" calcext:value-type="string">
            <text:p>ANDA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2" office:value-type="string" calcext:value-type="string">
            <text:p>ANDB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2" office:value-type="string" calcext:value-type="string">
            <text:p>ANDA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2" office:value-type="string" calcext:value-type="string">
            <text:p>ANDB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2" office:value-type="string" calcext:value-type="string">
            <text:p>BITA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2" office:value-type="string" calcext:value-type="string">
            <text:p>BITB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2" office:value-type="string" calcext:value-type="string">
            <text:p>BITA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2" office:value-type="string" calcext:value-type="string">
            <text:p>BITB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2" office:value-type="string" calcext:value-type="string">
            <text:p>EORA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2" office:value-type="string" calcext:value-type="string">
            <text:p>EORB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2" office:value-type="string" calcext:value-type="string">
            <text:p>EORA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2" office:value-type="string" calcext:value-type="string">
            <text:p>EORB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office:value-type="string" calcext:value-type="string">
            <text:p>ORA</text:p>
          </table:table-cell>
          <table:table-cell table:style-name="ce15" office:value-type="string" calcext:value-type="string">
            <text:p>IMM</text:p>
          </table:table-cell>
          <table:table-cell table:style-name="ce13"/>
          <table:table-cell table:style-name="ce3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2" office:value-type="string" calcext:value-type="string">
            <text:p>ORB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2" office:value-type="string" calcext:value-type="string">
            <text:p>ORA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2" office:value-type="string" calcext:value-type="string">
            <text:p>ORB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2" office:value-type="string" calcext:value-type="string">
            <text:p>CMPA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2" office:value-type="string" calcext:value-type="string">
            <text:p>CMPB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2" office:value-type="string" calcext:value-type="string">
            <text:p>CMPA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2" office:value-type="string" calcext:value-type="string">
            <text:p>CMPB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4" office:value-type="string" calcext:value-type="string">
            <text:p>SETLINES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4" office:value-type="string" calcext:value-type="string">
            <text:p>SETLINES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2" office:value-type="string" calcext:value-type="string">
            <text:p>STA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2" office:value-type="string" calcext:value-type="string">
            <text:p>STB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string" calcext:value-type="string">
            <text:p>4-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2" office:value-type="string" calcext:value-type="string">
            <text:p>ANDCC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2" office:value-type="string" calcext:value-type="string">
            <text:p>ORCC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2" office:value-type="string" calcext:value-type="string">
            <text:p>EXG</text:p>
          </table:table-cell>
          <table:table-cell table:style-name="ce25" office:value-type="string" calcext:value-type="string">
            <text:p>IMM_RR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2" office:value-type="string" calcext:value-type="string">
            <text:p>TFR</text:p>
          </table:table-cell>
          <table:table-cell table:style-name="ce25" office:value-type="string" calcext:value-type="string">
            <text:p>IMM_RR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office:value-type="string" calcext:value-type="string">
            <text:p>LDD</text:p>
          </table:table-cell>
          <table:table-cell table:style-name="ce15" office:value-type="string" calcext:value-type="string">
            <text:p>IMM</text:p>
          </table:table-cell>
          <table:table-cell table:style-name="ce13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2" office:value-type="string" calcext:value-type="string">
            <text:p>LDD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string" calcext:value-type="string">
            <text:p>4-6-7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2" office:value-type="string" calcext:value-type="string">
            <text:p>LDX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2" office:value-type="string" calcext:value-type="string">
            <text:p>LDX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2" office:value-type="string" calcext:value-type="string">
            <text:p>LDY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2" office:value-type="string" calcext:value-type="string">
            <text:p>LDY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3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2" office:value-type="string" calcext:value-type="string">
            <text:p>LDU</text:p>
          </table:table-cell>
          <table:table-cell table:style-name="ce12" office:value-type="string" calcext:value-type="string">
            <text:p>IMM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2" office:value-type="string" calcext:value-type="string">
            <text:p>LDU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2" office:value-type="string" calcext:value-type="string">
            <text:p>LDS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2" office:value-type="string" calcext:value-type="string">
            <text:p>LDS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3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2" office:value-type="string" calcext:value-type="string">
            <text:p>CMPD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2" office:value-type="string" calcext:value-type="string">
            <text:p>CMPD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3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2" office:value-type="string" calcext:value-type="string">
            <text:p>CMPX</text:p>
          </table:table-cell>
          <table:table-cell table:style-name="ce12" office:value-type="string" calcext:value-type="string">
            <text:p>IMM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2" office:value-type="string" calcext:value-type="string">
            <text:p>CMPX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2" office:value-type="string" calcext:value-type="string">
            <text:p>CMPY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2" office:value-type="string" calcext:value-type="string">
            <text:p>CMPY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3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office:value-type="string" calcext:value-type="string">
            <text:p>CMPU</text:p>
          </table:table-cell>
          <table:table-cell table:style-name="ce15" office:value-type="string" calcext:value-type="string">
            <text:p>IMM</text:p>
          </table:table-cell>
          <table:table-cell table:style-name="ce13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2" office:value-type="string" calcext:value-type="string">
            <text:p>CMPU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3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2" office:value-type="string" calcext:value-type="string">
            <text:p>CMPS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2" office:value-type="string" calcext:value-type="string">
            <text:p>CMPS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3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2" office:value-type="string" calcext:value-type="string">
            <text:p>ADDD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2" office:value-type="string" calcext:value-type="string">
            <text:p>ADDD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2" office:value-type="string" calcext:value-type="string">
            <text:p>SUBD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2" office:value-type="string" calcext:value-type="string">
            <text:p>SUBD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IDX</text:p>
          </table:table-cell>
          <table:table-cell table:style-name="ce30" office:value-type="string" calcext:value-type="string">
            <text:p>5 – 7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2" office:value-type="string" calcext:value-type="string">
            <text:p>STX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2" office:value-type="string" calcext:value-type="string">
            <text:p>STY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3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2" office:value-type="string" calcext:value-type="string">
            <text:p>STU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2" office:value-type="string" calcext:value-type="string">
            <text:p>STS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3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DF</text:p>
          </table:table-cell>
          <table:table-cell table:style-name="ce3" office:value-type="string" calcext:value-type="string">
            <text:p>6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DF</text:p>
          </table:table-cell>
          <table:table-cell table:style-name="ce3" office:value-type="string" calcext:value-type="string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number-columns-repeated="4"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number-columns-repeated="4"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number-columns-repeated="4"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office:value-type="string" calcext:value-type="string">
            <text:p>BRA</text:p>
          </table:table-cell>
          <table:table-cell table:style-name="ce15" office:value-type="string" calcext:value-type="string">
            <text:p>REL</text:p>
          </table:table-cell>
          <table:table-cell table:style-name="ce13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2" office:value-type="string" calcext:value-type="string">
            <text:p>BHI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2" office:value-type="string" calcext:value-type="string">
            <text:p>BCC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2" office:value-type="string" calcext:value-type="string">
            <text:p>BNE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2" office:value-type="string" calcext:value-type="string">
            <text:p>BVC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2" office:value-type="string" calcext:value-type="string">
            <text:p>BPL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2" office:value-type="string" calcext:value-type="string">
            <text:p>BGE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2" office:value-type="string" calcext:value-type="string">
            <text:p>BGT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2" office:value-type="string" calcext:value-type="string">
            <text:p>LBRA</text:p>
          </table:table-cell>
          <table:table-cell table:style-name="ce12" office:value-type="string" calcext:value-type="string">
            <text:p>LREL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2" office:value-type="string" calcext:value-type="string">
            <text:p>LBHI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2" office:value-type="string" calcext:value-type="string">
            <text:p>LBCC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2" office:value-type="string" calcext:value-type="string">
            <text:p>LBNE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2" office:value-type="string" calcext:value-type="string">
            <text:p>LBVC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2" office:value-type="string" calcext:value-type="string">
            <text:p>LBPL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2" office:value-type="string" calcext:value-type="string">
            <text:p>LBGE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2" office:value-type="string" calcext:value-type="string">
            <text:p>LBGT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office:value-type="string" calcext:value-type="string">
            <text:p>BRN</text:p>
          </table:table-cell>
          <table:table-cell table:style-name="ce15" office:value-type="string" calcext:value-type="string">
            <text:p>REL</text:p>
          </table:table-cell>
          <table:table-cell table:style-name="ce13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2" office:value-type="string" calcext:value-type="string">
            <text:p>BLS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2" office:value-type="string" calcext:value-type="string">
            <text:p>BCS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2" office:value-type="string" calcext:value-type="string">
            <text:p>BEQ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2" office:value-type="string" calcext:value-type="string">
            <text:p>BVS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2" office:value-type="string" calcext:value-type="string">
            <text:p>BMI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2" office:value-type="string" calcext:value-type="string">
            <text:p>BLT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2" office:value-type="string" calcext:value-type="string">
            <text:p>BLE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2" office:value-type="string" calcext:value-type="string">
            <text:p>LBRN</text:p>
          </table:table-cell>
          <table:table-cell table:style-name="ce12" office:value-type="string" calcext:value-type="string">
            <text:p>LREL</text:p>
          </table:table-cell>
          <table:table-cell table:style-name="ce12"/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2" office:value-type="string" calcext:value-type="string">
            <text:p>LBLS</text:p>
          </table:table-cell>
          <table:table-cell table:style-name="ce12" office:value-type="string" calcext:value-type="string">
            <text:p>LREL</text:p>
          </table:table-cell>
          <table:table-cell table:style-name="ce12"/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2" office:value-type="string" calcext:value-type="string">
            <text:p>LBCS</text:p>
          </table:table-cell>
          <table:table-cell table:style-name="ce12" office:value-type="string" calcext:value-type="string">
            <text:p>LREL</text:p>
          </table:table-cell>
          <table:table-cell table:style-name="ce12"/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2" office:value-type="string" calcext:value-type="string">
            <text:p>LBEQ</text:p>
          </table:table-cell>
          <table:table-cell table:style-name="ce12" office:value-type="string" calcext:value-type="string">
            <text:p>LREL</text:p>
          </table:table-cell>
          <table:table-cell table:style-name="ce12"/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2" office:value-type="string" calcext:value-type="string">
            <text:p>LBVS</text:p>
          </table:table-cell>
          <table:table-cell table:style-name="ce12" office:value-type="string" calcext:value-type="string">
            <text:p>LREL</text:p>
          </table:table-cell>
          <table:table-cell table:style-name="ce12"/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2" office:value-type="string" calcext:value-type="string">
            <text:p>LBMI</text:p>
          </table:table-cell>
          <table:table-cell table:style-name="ce12" office:value-type="string" calcext:value-type="string">
            <text:p>LREL</text:p>
          </table:table-cell>
          <table:table-cell table:style-name="ce12"/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2" office:value-type="string" calcext:value-type="string">
            <text:p>LBLT</text:p>
          </table:table-cell>
          <table:table-cell table:style-name="ce12" office:value-type="string" calcext:value-type="string">
            <text:p>LREL</text:p>
          </table:table-cell>
          <table:table-cell table:style-name="ce12"/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2" office:value-type="string" calcext:value-type="string">
            <text:p>LBLE</text:p>
          </table:table-cell>
          <table:table-cell table:style-name="ce12" office:value-type="string" calcext:value-type="string">
            <text:p>LREL</text:p>
          </table:table-cell>
          <table:table-cell table:style-name="ce12"/>
          <table:table-cell table:style-name="ce3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office:value-type="string" calcext:value-type="string">
            <text:p>CLRA</text:p>
          </table:table-cell>
          <table:table-cell table:style-name="ce15" office:value-type="string" calcext:value-type="string">
            <text:p>INH</text:p>
          </table:table-cell>
          <table:table-cell table:style-name="ce13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2" office:value-type="string" calcext:value-type="string">
            <text:p>CLRB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2" office:value-type="string" calcext:value-type="string">
            <text:p>CLR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string" calcext:value-type="string">
            <text:p>6-7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2" office:value-type="string" calcext:value-type="string">
            <text:p>COMA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2" office:value-type="string" calcext:value-type="string">
            <text:p>COMB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2" office:value-type="string" calcext:value-type="string">
            <text:p>COM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2" office:value-type="string" calcext:value-type="string">
            <text:p>NEGA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2" office:value-type="string" calcext:value-type="string">
            <text:p>NEGB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2" office:value-type="string" calcext:value-type="string">
            <text:p>INCA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2" office:value-type="string" calcext:value-type="string">
            <text:p>INCB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2" office:value-type="string" calcext:value-type="string">
            <text:p>INC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2" office:value-type="string" calcext:value-type="string">
            <text:p>DECA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2" office:value-type="string" calcext:value-type="string">
            <text:p>DECB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2" office:value-type="string" calcext:value-type="string">
            <text:p>DEC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2" office:value-type="string" calcext:value-type="string">
            <text:p>RTS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office:value-type="string" calcext:value-type="string">
            <text:p>TSTA</text:p>
          </table:table-cell>
          <table:table-cell table:style-name="ce15" office:value-type="string" calcext:value-type="string">
            <text:p>INH</text:p>
          </table:table-cell>
          <table:table-cell table:style-name="ce13"/>
          <table:table-cell table:style-name="ce3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2" office:value-type="string" calcext:value-type="string">
            <text:p>TSTB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2" office:value-type="string" calcext:value-type="string">
            <text:p>TST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string" calcext:value-type="string">
            <text:p>5-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2" office:value-type="string" calcext:value-type="string">
            <text:p>LSRA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2" office:value-type="string" calcext:value-type="string">
            <text:p>LSRB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2" office:value-type="string" calcext:value-type="string">
            <text:p>LSR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2" office:value-type="string" calcext:value-type="string">
            <text:p>RORA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2" office:value-type="string" calcext:value-type="string">
            <text:p>RORB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2" office:value-type="string" calcext:value-type="string">
            <text:p>ROR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2" office:value-type="string" calcext:value-type="string">
            <text:p>ASRA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2" office:value-type="string" calcext:value-type="string">
            <text:p>ASRB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2" office:value-type="string" calcext:value-type="string">
            <text:p>ASR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2" office:value-type="string" calcext:value-type="string">
            <text:p>ASLA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2" office:value-type="string" calcext:value-type="string">
            <text:p>ASLB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2" office:value-type="string" calcext:value-type="string">
            <text:p>ASL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2" office:value-type="string" calcext:value-type="string">
            <text:p>RTI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office:value-type="string" calcext:value-type="string">
            <text:p>ROLA</text:p>
          </table:table-cell>
          <table:table-cell table:style-name="ce26" office:value-type="string" calcext:value-type="string">
            <text:p>INH</text:p>
          </table:table-cell>
          <table:table-cell table:style-name="ce13"/>
          <table:table-cell table:style-name="ce3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2" office:value-type="string" calcext:value-type="string">
            <text:p>ROLB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2" office:value-type="string" calcext:value-type="string">
            <text:p>ROL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4" office:value-type="string" calcext:value-type="string">
            <text:p>LSR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4" office:value-type="string" calcext:value-type="string">
            <text:p>ROR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4" office:value-type="string" calcext:value-type="string">
            <text:p>ASR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4" office:value-type="string" calcext:value-type="string">
            <text:p>ASL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4" office:value-type="string" calcext:value-type="string">
            <text:p>ROL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2" office:value-type="string" calcext:value-type="string">
            <text:p>JMP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2" office:value-type="string" calcext:value-type="string">
            <text:p>JSR</text:p>
          </table:table-cell>
          <table:table-cell table:style-name="ce12" office:value-type="string" calcext:value-type="string">
            <text:p>IDX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2" office:value-type="string" calcext:value-type="string">
            <text:p>BSR</text:p>
          </table:table-cell>
          <table:table-cell table:style-name="ce12" office:value-type="string" calcext:value-type="string">
            <text:p>REL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4" office:value-type="string" calcext:value-type="string">
            <text:p>LBSR</text:p>
          </table:table-cell>
          <table:table-cell table:style-name="ce12" office:value-type="string" calcext:value-type="string">
            <text:p>LREL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4" office:value-type="string" calcext:value-type="string">
            <text:p>DECB, JNZ</text:p>
          </table:table-cell>
          <table:table-cell table:style-name="ce25" office:value-type="string" calcext:value-type="string">
            <text:p>REL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4" office:value-type="string" calcext:value-type="string">
            <text:p>DECX, JNZ</text:p>
          </table:table-cell>
          <table:table-cell table:style-name="ce12" office:value-type="string" calcext:value-type="string">
            <text:p>REL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2" office:value-type="string" calcext:value-type="string">
            <text:p>NOP</text:p>
          </table:table-cell>
          <table:table-cell table:style-name="ce12" office:value-type="string" calcext:value-type="string">
            <text:p>IN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number-columns-repeated="4"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5" office:value-type="string" calcext:value-type="string">
            <text:p>ABX</text:p>
          </table:table-cell>
          <table:table-cell table:style-name="ce13" office:value-type="string" calcext:value-type="string">
            <text:p>INH</text:p>
          </table:table-cell>
          <table:table-cell table:style-name="ce15"/>
          <table:table-cell table:style-name="ce13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2" office:value-type="string" calcext:value-type="string">
            <text:p>DAA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2" office:value-type="string" calcext:value-type="string">
            <text:p>SEX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2" office:value-type="string" calcext:value-type="string">
            <text:p>MUL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4" office:value-type="string" calcext:value-type="string">
            <text:p>LMUL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4" office:value-type="string" calcext:value-type="string">
            <text:p>DIV X,B</text:p>
          </table:table-cell>
          <table:table-cell table:style-name="ce25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4" office:value-type="string" calcext:value-type="string">
            <text:p>BMOVE Y,X,U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4" office:value-type="string" calcext:value-type="string">
            <text:p>MOVE Y,X,U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6" office:value-type="string" calcext:value-type="string">
            <text:p>LSRD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6" office:value-type="string" calcext:value-type="string">
            <text:p>LSRD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6" office:value-type="string" calcext:value-type="string">
            <text:p>RORD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6" office:value-type="string" calcext:value-type="string">
            <text:p>RORD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6" office:value-type="string" calcext:value-type="string">
            <text:p>ASRD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6" office:value-type="string" calcext:value-type="string">
            <text:p>ASRD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6" office:value-type="string" calcext:value-type="string">
            <text:p>ASLD</text:p>
          </table:table-cell>
          <table:table-cell table:style-name="ce12" office:value-type="string" calcext:value-type="string">
            <text:p>IMM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6" office:value-type="string" calcext:value-type="string">
            <text:p>ASLD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7" office:value-type="string" calcext:value-type="string">
            <text:p>ROLD</text:p>
          </table:table-cell>
          <table:table-cell table:style-name="ce15" office:value-type="string" calcext:value-type="string">
            <text:p>IMM</text:p>
          </table:table-cell>
          <table:table-cell table:style-name="ce13"/>
          <table:table-cell table:style-name="ce32" office:value-type="float" office:value="2" calcext:value-type="float">
            <text:p>2</text:p>
          </table:table-cell>
          <table:table-cell/>
          <table:table-cell table:number-columns-repeated="2" table:style-name="ce3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3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6" office:value-type="string" calcext:value-type="string">
            <text:p>ROLD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8" office:value-type="string" calcext:value-type="string">
            <text:p>CLRD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33" office:value-type="float" office:value="1" calcext:value-type="float">
            <text:p>1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style-name="ce35" office:value-type="string" calcext:value-type="string">
            <text:p>104F</text:p>
          </table:table-cell>
          <table:table-cell table:style-name="ce35" office:value-type="string" calcext:value-type="string">
            <text:p>3 (2)</text:p>
          </table:table-cell>
          <table:table-cell table:style-name="ce33" office:value-type="float" office:value="2" calcext:value-type="float">
            <text:p>2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4" office:value-type="string" calcext:value-type="string">
            <text:p>CLR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42"/>
          <table:table-cell/>
          <table:table-cell table:style-name="ce22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8" office:value-type="string" calcext:value-type="string">
            <text:p>NEGD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33" office:value-type="float" office:value="1" calcext:value-type="float">
            <text:p>1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style-name="ce35" office:value-type="string" calcext:value-type="string">
            <text:p>1040</text:p>
          </table:table-cell>
          <table:table-cell table:style-name="ce35" office:value-type="string" calcext:value-type="string">
            <text:p>3 (2)</text:p>
          </table:table-cell>
          <table:table-cell table:style-name="ce33" office:value-type="float" office:value="2" calcext:value-type="float">
            <text:p>2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4" office:value-type="string" calcext:value-type="string">
            <text:p>NEG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8" office:value-type="string" calcext:value-type="string">
            <text:p>INCD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33" office:value-type="float" office:value="1" calcext:value-type="float">
            <text:p>1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style-name="ce35" office:value-type="string" calcext:value-type="string">
            <text:p>104C</text:p>
          </table:table-cell>
          <table:table-cell table:style-name="ce35" office:value-type="string" calcext:value-type="string">
            <text:p>3 (2)</text:p>
          </table:table-cell>
          <table:table-cell table:style-name="ce33" office:value-type="float" office:value="2" calcext:value-type="float">
            <text:p>2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4" office:value-type="string" calcext:value-type="string">
            <text:p>INC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8" office:value-type="string" calcext:value-type="string">
            <text:p>DECD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33" office:value-type="float" office:value="1" calcext:value-type="float">
            <text:p>1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style-name="ce35" office:value-type="string" calcext:value-type="string">
            <text:p>104A</text:p>
          </table:table-cell>
          <table:table-cell table:style-name="ce35" office:value-type="string" calcext:value-type="string">
            <text:p>3 (2)</text:p>
          </table:table-cell>
          <table:table-cell table:style-name="ce33" office:value-type="float" office:value="2" calcext:value-type="float">
            <text:p>2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4" office:value-type="string" calcext:value-type="string">
            <text:p>DEC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-</text:p>
          </table:table-cell>
          <table:table-cell table:style-name="ce35" office:value-type="string" calcext:value-type="string">
            <text:p>--</text:p>
          </table:table-cell>
          <table:table-cell table:style-name="ce25" office:value-type="string" calcext:value-type="string">
            <text:p>--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8" office:value-type="string" calcext:value-type="string">
            <text:p>TSTD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33" office:value-type="float" office:value="1" calcext:value-type="float">
            <text:p>1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style-name="ce35" office:value-type="string" calcext:value-type="string">
            <text:p>104D</text:p>
          </table:table-cell>
          <table:table-cell table:style-name="ce35" office:value-type="string" calcext:value-type="string">
            <text:p>3 (2)</text:p>
          </table:table-cell>
          <table:table-cell table:style-name="ce33" office:value-type="float" office:value="2" calcext:value-type="float">
            <text:p>2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4" office:value-type="string" calcext:value-type="string">
            <text:p>TSTW</text:p>
          </table:table-cell>
          <table:table-cell table:style-name="ce12" office:value-type="string" calcext:value-type="string">
            <text:p>IDX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number-columns-repeated="2" table:style-name="ce35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42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4" office:value-type="string" calcext:value-type="string">
            <text:p>ABSA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4" office:value-type="string" calcext:value-type="string">
            <text:p>ABSB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4" office:value-type="string" calcext:value-type="string">
            <text:p>ABSD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4" office:value-type="string" calcext:value-type="string">
            <text:p>BSET A,X,U</text:p>
          </table:table-cell>
          <table:table-cell table:style-name="ce12" office:value-type="string" calcext:value-type="string">
            <text:p>INH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9" office:value-type="string" calcext:value-type="string">
            <text:p>BSET D,X,U</text:p>
          </table:table-cell>
          <table:table-cell table:style-name="ce15" office:value-type="string" calcext:value-type="string">
            <text:p>INH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/>
          <table:table-cell table:number-columns-repeated="2" table:style-name="ce6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/>
          <table:table-cell table:number-columns-repeated="2" table:style-name="ce6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2" table:number-columns-repeated="4"/>
          <table:table-cell/>
          <table:table-cell table:style-name="ce3" table:number-columns-repeated="2"/>
          <table:table-cell table:style-name="ce12"/>
          <table:table-cell/>
          <table:table-cell table:style-name="ce3" table:number-columns-repeated="2"/>
          <table:table-cell table:style-name="ce12"/>
          <table:table-cell table:number-columns-repeated="3"/>
        </table:table-row>
        <table:table-row table:style-name="ro7">
          <table:table-cell table:number-columns-repeated="17"/>
        </table:table-row>
        <table:table-row table:style-name="ro7">
          <table:table-cell table:number-columns-repeated="13"/>
          <table:table-cell table:style-name="ce22"/>
          <table:table-cell table:number-columns-repeated="3"/>
        </table:table-row>
        <table:table-row table:style-name="ro4">
          <table:table-cell table:number-columns-repeated="2"/>
          <table:table-cell table:style-name="ce20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7"/>
        </table:table-row>
        <table:table-row table:style-name="ro8">
          <table:table-cell table:number-columns-repeated="2"/>
          <table:table-cell table:style-name="ce21" office:value-type="string" calcext:value-type="string">
            <text:p>KONAMI</text:p>
          </table:table-cell>
          <table:table-cell table:style-name="ce27"/>
          <table:table-cell table:number-columns-repeated="13"/>
        </table:table-row>
        <table:table-row table:style-name="ro7">
          <table:table-cell table:number-columns-repeated="2"/>
          <table:table-cell table:style-name="ce22"/>
          <table:table-cell table:number-columns-repeated="14"/>
        </table:table-row>
        <table:table-row table:style-name="ro8">
          <table:table-cell table:number-columns-repeated="2"/>
          <table:table-cell table:style-name="ce23" office:value-type="string" calcext:value-type="string">
            <text:p>KONAMI, HITACHI</text:p>
          </table:table-cell>
          <table:table-cell table:style-name="ce28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7"/>
        </table:table-row>
        <table:table-row table:style-name="ro9">
          <table:table-cell table:number-columns-repeated="2"/>
          <table:table-cell table:style-name="ce24" office:value-type="string" calcext:value-type="string">
            <text:p><text:s/>!= <text:s/>#Bytes </text:p>
          </table:table-cell>
          <table:table-cell table:style-name="ce29" office:value-type="string" calcext:value-type="string">
            <text:p>Total 19</text:p>
          </table:table-cell>
          <table:table-cell table:number-columns-repeated="3"/>
          <table:table-cell table:style-name="ce37"/>
          <table:table-cell table:number-columns-repeated="9"/>
        </table:table-row>
        <table:table-row table:style-name="ro7" table:number-rows-repeated="2">
          <table:table-cell table:number-columns-repeated="2"/>
          <table:table-cell table:style-name="ce22"/>
          <table:table-cell table:number-columns-repeated="14"/>
        </table:table-row>
        <table:table-row table:style-name="ro7" table:number-rows-repeated="1048357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ALL Mnem" table:style-name="ta1">
        <table:table-column table:style-name="co11" table:default-cell-style-name="Default"/>
        <table:table-column table:style-name="co13" table:default-cell-style-name="ce45"/>
        <table:table-column table:style-name="co14" table:default-cell-style-name="ce45"/>
        <table:table-column table:style-name="co15" table:default-cell-style-name="ce45"/>
        <table:table-column table:style-name="co11" table:number-columns-repeated="2" table:default-cell-style-name="Default"/>
        <table:table-column table:style-name="co16" table:default-cell-style-name="Default"/>
        <table:table-row table:style-name="ro7">
          <table:table-cell/>
          <table:table-cell table:style-name="ce29" table:number-columns-repeated="3"/>
          <table:table-cell table:number-columns-repeated="3"/>
        </table:table-row>
        <table:table-row table:style-name="ro10">
          <table:table-cell/>
          <table:table-cell table:style-name="ce43" office:value-type="string" calcext:value-type="string">
            <text:p>KONAMI</text:p>
          </table:table-cell>
          <table:table-cell table:style-name="ce43" office:value-type="string" calcext:value-type="string">
            <text:p>M6809</text:p>
          </table:table-cell>
          <table:table-cell table:style-name="ce43" office:value-type="string" calcext:value-type="string">
            <text:p>HITACHI</text:p>
          </table:table-cell>
          <table:table-cell table:number-columns-repeated="2"/>
          <table:table-cell table:style-name="ce48" office:value-type="string" calcext:value-type="string">
            <text:p>LEGEND</text:p>
          </table:table-cell>
        </table:table-row>
        <table:table-row table:style-name="ro7">
          <table:table-cell/>
          <table:table-cell table:style-name="ce29" table:number-columns-repeated="3"/>
          <table:table-cell table:number-columns-repeated="3"/>
        </table:table-row>
        <table:table-row table:style-name="ro11">
          <table:table-cell/>
          <table:table-cell table:style-name="ce44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1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4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46" office:value-type="string" calcext:value-type="string">
            <text:p>%ABX</text:p>
          </table:table-cell>
          <table:table-cell table:number-columns-repeated="2"/>
          <table:table-cell table:style-name="ce49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%ASL16</text:p>
          </table:table-cell>
          <table:table-cell/>
          <table:table-cell table:style-name="ce22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4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4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4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4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4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4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4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4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4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4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4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47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4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4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4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2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7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29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29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47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29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1" table:number-columns-repeated="2" table:default-cell-style-name="Default"/>
        <table:table-column table:style-name="co17" table:default-cell-style-name="Default"/>
        <table:table-column table:style-name="co18" table:default-cell-style-name="ce29"/>
        <table:table-column table:style-name="co19" table:default-cell-style-name="ce29"/>
        <table:table-column table:style-name="co11" table:default-cell-style-name="ce29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2" office:value-type="string" calcext:value-type="string">
            <text:p>A</text:p>
          </table:table-cell>
          <table:table-cell table:style-name="ce12" office:value-type="string" calcext:value-type="string" table:number-columns-spanned="1" table:number-rows-spanned="2">
            <text:p>ACUMULATORS</text:p>
          </table:table-cell>
          <table:table-cell table:style-name="ce12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B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A and B</text:p>
          </table:table-cell>
          <table:table-cell table:style-name="ce12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X</text:p>
          </table:table-cell>
          <table:table-cell table:style-name="ce12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3" office:value-type="string" calcext:value-type="string">
            <text:p>KONAMI</text:p>
          </table:table-cell>
          <table:table-cell/>
          <table:table-cell table:style-name="ce12" office:value-type="string" calcext:value-type="string">
            <text:p>Y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U</text:p>
          </table:table-cell>
          <table:table-cell table:style-name="ce12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S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DP</text:p>
          </table:table-cell>
          <table:table-cell table:style-name="ce12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CC</text:p>
          </table:table-cell>
          <table:table-cell table:style-name="ce12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2" office:value-type="string" calcext:value-type="string">
            <text:p>A</text:p>
          </table:table-cell>
          <table:table-cell table:style-name="ce12" office:value-type="string" calcext:value-type="string" table:number-columns-spanned="1" table:number-rows-spanned="2">
            <text:p>ACUMULATORS</text:p>
          </table:table-cell>
          <table:table-cell table:style-name="ce12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B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A and B</text:p>
          </table:table-cell>
          <table:table-cell table:style-name="ce12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X</text:p>
          </table:table-cell>
          <table:table-cell table:style-name="ce50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3" office:value-type="string" calcext:value-type="string">
            <text:p>M6809</text:p>
          </table:table-cell>
          <table:table-cell/>
          <table:table-cell table:style-name="ce12" office:value-type="string" calcext:value-type="string">
            <text:p>Y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U</text:p>
          </table:table-cell>
          <table:table-cell table:style-name="ce50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S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DP</text:p>
          </table:table-cell>
          <table:table-cell table:style-name="ce12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CC</text:p>
          </table:table-cell>
          <table:table-cell table:style-name="ce12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2" office:value-type="string" calcext:value-type="string">
            <text:p>A</text:p>
          </table:table-cell>
          <table:table-cell table:style-name="ce12" office:value-type="string" calcext:value-type="string" table:number-columns-spanned="1" table:number-rows-spanned="2">
            <text:p>ACUMULATORS</text:p>
          </table:table-cell>
          <table:table-cell table:style-name="ce12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B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A and B</text:p>
          </table:table-cell>
          <table:table-cell table:style-name="ce12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E</text:p>
          </table:table-cell>
          <table:table-cell table:style-name="ce12" office:value-type="string" calcext:value-type="string" table:number-columns-spanned="1" table:number-rows-spanned="2">
            <text:p>ACUMULATORS</text:p>
          </table:table-cell>
          <table:table-cell table:style-name="ce12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F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E and F</text:p>
          </table:table-cell>
          <table:table-cell table:style-name="ce12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D and W</text:p>
          </table:table-cell>
          <table:table-cell table:style-name="ce12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X</text:p>
          </table:table-cell>
          <table:table-cell table:style-name="ce12" office:value-type="string" calcext:value-type="string" table:number-columns-spanned="1" table:number-rows-spanned="2">
            <text:p><text:s/>INDEX REGISTERS</text:p>
          </table:table-cell>
          <table:table-cell table:style-name="ce12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3" office:value-type="string" calcext:value-type="string">
            <text:p>HITACHI</text:p>
          </table:table-cell>
          <table:table-cell/>
          <table:table-cell table:style-name="ce12" office:value-type="string" calcext:value-type="string">
            <text:p>Y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U</text:p>
          </table:table-cell>
          <table:table-cell table:style-name="ce12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S</text:p>
          </table:table-cell>
          <table:covered-table-cell table:style-name="ce12"/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CC</text:p>
          </table:table-cell>
          <table:table-cell table:style-name="ce12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DP</text:p>
          </table:table-cell>
          <table:table-cell table:style-name="ce12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2" office:value-type="string" calcext:value-type="string">
            <text:p>MD</text:p>
          </table:table-cell>
          <table:table-cell table:style-name="ce12" office:value-type="string" calcext:value-type="string">
            <text:p>MODE / ERROR REGISTER</text:p>
          </table:table-cell>
          <table:table-cell table:style-name="ce12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REGISTER Inter-Register</text:p>
          </table:table-cell>
          <table:table-cell table:style-name="ce12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ZERO REGISTER</text:p>
          </table:table-cell>
          <table:table-cell table:style-name="ce12"/>
        </table:table-row>
        <table:table-row table:style-name="ro7" table:number-rows-repeated="1048535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2-03T17:02:44.622830713</dc:date>
    <meta:editing-duration>PT1H44M53S</meta:editing-duration>
    <meta:editing-cycles>9</meta:editing-cycles>
    <meta:generator>LibreOffice/6.4.7.2$Linux_X86_64 LibreOffice_project/40$Build-2</meta:generator>
    <meta:document-statistic meta:table-count="3" meta:cell-count="2579" meta:object-count="0"/>
  </office:meta>
</office:document-meta>
</file>